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
          </table:table-cell>
          <table:table-cell/>
          <table:table-cell/>
          <table:table-cell office:value-type="string">
            <text:p>quando ele finalmente fez o design, percebi que os icones usados e determinadas aparências do css ficaram bem diferentes, por isso pedi para deixar mais igual</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